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7970" calcext:value-type="float">
            <text:p>17970.0</text:p>
          </table:table-cell>
          <table:table-cell office:value-type="float" office:value="18020" calcext:value-type="float">
            <text:p>180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230" calcext:value-type="float">
            <text:p>18230.0</text:p>
          </table:table-cell>
          <table:table-cell office:value-type="float" office:value="18119" calcext:value-type="float">
            <text:p>18119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8350" calcext:value-type="float">
            <text:p>18350</text:p>
          </table:table-cell>
          <table:table-cell office:value-type="float" office:value="18284" calcext:value-type="float">
            <text:p>18284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15.5" calcext:value-type="float">
            <text:p>18415.5</text:p>
          </table:table-cell>
          <table:table-cell office:value-type="float" office:value="18500" calcext:value-type="float">
            <text:p>185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42" calcext:value-type="float">
            <text:p>18542.0</text:p>
          </table:table-cell>
          <table:table-cell office:value-type="float" office:value="18595" calcext:value-type="float">
            <text:p>1859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80" calcext:value-type="float">
            <text:p>18480.0</text:p>
          </table:table-cell>
          <table:table-cell office:value-type="float" office:value="18485" calcext:value-type="float">
            <text:p>1848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30" calcext:value-type="float">
            <text:p>18430.0</text:p>
          </table:table-cell>
          <table:table-cell office:value-type="float" office:value="18460" calcext:value-type="float">
            <text:p>1846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44" calcext:value-type="float">
            <text:p>18544.0</text:p>
          </table:table-cell>
          <table:table-cell office:value-type="float" office:value="18595" calcext:value-type="float">
            <text:p>1859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00" calcext:value-type="float">
            <text:p>18500.0</text:p>
          </table:table-cell>
          <table:table-cell office:value-type="float" office:value="18552" calcext:value-type="float">
            <text:p>18552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72" calcext:value-type="float">
            <text:p>18472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00/00/00</text:date>, <text:time style:data-style-name="N2" text:time-value="08:26:23.1540248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1T10:40:42.438056495</dc:date>
    <meta:editing-duration>P20DT23H4M58S</meta:editing-duration>
    <meta:editing-cycles>2034</meta:editing-cycles>
    <meta:document-statistic meta:table-count="2" meta:cell-count="3662" meta:object-count="0"/>
  </office:meta>
</office:document-meta>
</file>